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D000001DFDFE13EB9FA96D087.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TablePreview3.svm" manifest:media-type=""/>
  <manifest:file-entry manifest:full-path="Pictures/10000201000000C8000000960C86BEC3E6CB0253.png" manifest:media-type="image/png"/>
  <manifest:file-entry manifest:full-path="Pictures/1000A72C000051C800002798867DD39CAB3F1428.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164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6.81cm"/>
    </style:style>
    <style:style style:name="gr14" style:family="graphic" style:parent-style-name="standard">
      <style:graphic-properties draw:stroke="none" svg:stroke-color="#000000" draw:fill="none" draw:fill-color="#ffffff" draw:auto-grow-height="true" draw:auto-grow-width="false" fo:max-height="0cm" fo:min-height="3.56cm"/>
    </style:style>
    <style:style style:name="gr15" style:family="graphic" style:parent-style-name="standard">
      <style:graphic-properties draw:stroke="none" svg:stroke-color="#000000" draw:fill="none" draw:fill-color="#ffffff" draw:auto-grow-height="true" draw:auto-grow-width="false" fo:max-height="0cm" fo:min-height="3.942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1.422cm" style:use-optimal-column-width="false"/>
    </style:style>
    <style:style style:name="co13" style:family="table-column">
      <style:table-column-properties style:column-width="4.891cm" style:use-optimal-column-width="false"/>
    </style:style>
    <style:style style:name="co14" style:family="table-column">
      <style:table-column-properties style:column-width="2.474cm" style:use-optimal-column-width="false"/>
    </style:style>
    <style:style style:name="co15" style:family="table-column">
      <style:table-column-properties style:column-width="1.518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0.972cm"/>
    </style:style>
    <style:style style:name="ro5" style:family="table-row">
      <style:table-row-properties style:row-height="0cm"/>
    </style:style>
    <style:style style:name="ro6" style:family="table-row">
      <style:table-row-properties style:row-height="1.346cm"/>
    </style:style>
    <style:style style:name="ro7" style:family="table-row">
      <style:table-row-properties style:row-height="1.168cm"/>
    </style:style>
    <style:style style:name="ro8" style:family="table-row">
      <style:table-row-properties style:row-height="1.734cm"/>
    </style:style>
    <style:style style:name="ro9"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Y := <text:s/>W &amp; {X + [20]}</text:p>
            <text:p><text:s text:c="4"/></text:p>
            <text:p>Unlike the original code fragment, these two instructions don't destroy the value in X.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value in square brackets, like [addr], when bit zero is 0 or followed by a plus sign, like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552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 ##</text:p>
              </table:table-cell>
              <table:table-cell>
                <text:p>PH,PL := ##</text:p>
              </table:table-cell>
            </table:table-row>
            <table:table-row table:style-name="ro1" table:default-cell-style-name="sun2">
              <table:table-cell>
                <text:p>call</text:p>
              </table:table-cell>
              <table:table-cell>
                <text:p>1110 1101</text:p>
              </table:table-cell>
              <table:table-cell>
                <text:p>===&gt; ##*</text:p>
              </table:table-cell>
              <table:table-cell>
                <text:p>LH,LL := PH,PL; PH,PL := ##</text:p>
              </table:table-cell>
            </table:table-row>
            <table:table-row table:style-name="ro1" table:default-cell-style-name="sun1">
              <table:table-cell>
                <text:p>branch</text:p>
              </table:table-cell>
              <table:table-cell>
                <text:p>1110 1110</text:p>
              </table:table-cell>
              <table:table-cell>
                <text:p>===&gt; .#</text:p>
              </table:table-cell>
              <table:table-cell>
                <text:p>PH,PL += #</text:p>
              </table:table-cell>
            </table:table-row>
            <table:table-row table:style-name="ro1" table:default-cell-style-name="sun2">
              <table:table-cell>
                <text:p>return</text:p>
              </table:table-cell>
              <table:table-cell>
                <text:p>1110 1111</text:p>
              </table:table-cell>
              <table:table-cell>
                <text:p>&lt;===</text:p>
              </table:table-cell>
              <table:table-cell>
                <text:p>PH,PL := LH,LL</text:p>
              </table:table-cell>
            </table:table-row>
            <table:table-row table:style-name="ro1" table:default-cell-style-name="sun1">
              <table:table-cell>
                <text:p>jump</text:p>
              </table:table-cell>
              <table:table-cell>
                <text:p>1111 1100</text:p>
              </table:table-cell>
              <table:table-cell>
                <text:p>===&gt; [{}]</text:p>
              </table:table-cell>
              <table:table-cell>
                <text:p>PH,PL := [K]</text:p>
              </table:table-cell>
            </table:table-row>
            <table:table-row table:style-name="ro1" table:default-cell-style-name="sun2">
              <table:table-cell>
                <text:p>call</text:p>
              </table:table-cell>
              <table:table-cell>
                <text:p>1111 1101</text:p>
              </table:table-cell>
              <table:table-cell>
                <text:p>===&gt; [{}]*</text:p>
              </table:table-cell>
              <table:table-cell>
                <text:p>LH,LL := PH,PL; PH,PL := [K]</text:p>
              </table:table-cell>
            </table:table-row>
            <table:table-row table:style-name="ro2" table:default-cell-style-name="sun1">
              <table:table-cell>
                <text:p>branch</text:p>
              </table:table-cell>
              <table:table-cell>
                <text:p>1111 1110</text:p>
              </table:table-cell>
              <table:table-cell>
                <text:p>===&gt; .{}</text:p>
              </table:table-cell>
              <table:table-cell>
                <text:p>PH,PL += K</text:p>
              </table:table-cell>
            </table:table-row>
            <table:table-row table:style-name="ro3" table:default-cell-style-name="sun2">
              <table:table-cell>
                <text:p>table</text:p>
              </table:table-cell>
              <table:table-cell>
                <text:p>1111 1111</text:p>
              </table:table-cell>
              <table:table-cell>
                <text:p>&lt;=== {}</text:p>
              </table:table-cell>
              <table:table-cell>
                <text:p>PH,PL := [LH,LL + K]</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5"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6"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6"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6"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7"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6"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8"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9"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2"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3" draw:text-style-name="P5" draw:layer="layout" svg:width="13.462cm" svg:height="7.06cm" svg:x="1.27cm" svg:y="8.128cm">
          <draw:text-box>
            <text:p><text:span text:style-name="T4"><text:s text:c="7"/></text:span><text:span text:style-name="T4">; </text:span><text:span text:style-name="T4">code to </text:span><text:span text:style-name="T4">shift X </text:span><text:span text:style-name="T4">right by 5 </text:span><text:span text:style-name="T4">bits </text:span><text:span text:style-name="T4">arithmetica</text:span><text:span text:style-name="T4">lly</text:span></text:p>
            <text:p><text:span text:style-name="T4"><text:tab/></text:span><text:span text:style-name="T4">W = #0 </text:span><text:span text:style-name="T4">; default </text:span><text:span text:style-name="T4">sign</text:span></text:p>
            <text:p><text:span text:style-name="T4"><text:tab/></text:span><text:span text:style-name="T4">C {X &amp; </text:span><text:span text:style-name="T4">#128} ? W = </text:span><text:span text:style-name="T4">#255 ; </text:span><text:span text:style-name="T4">extended </text:span><text:span text:style-name="T4">sign for V</text:span></text:p>
            <text:p><text:span text:style-name="T4"><text:tab/></text:span><text:span text:style-name="T4">W += W </text:span><text:span text:style-name="T4">; shift </text:span><text:span text:style-name="T4">left top </text:span><text:span text:style-name="T4">half</text:span></text:p>
            <text:p><text:span text:style-name="T4"><text:tab/></text:span><text:span text:style-name="T4">X += X </text:span><text:span text:style-name="T4">; shift </text:span><text:span text:style-name="T4">left bottom </text:span><text:span text:style-name="T4">half</text:span></text:p>
            <text:p><text:span text:style-name="T4"><text:tab/></text:span><text:span text:style-name="T4">C ? W </text:span><text:span text:style-name="T4">+= #1 ; </text:span><text:span text:style-name="T4">move carry </text:span><text:span text:style-name="T4">to bottom </text:span><text:span text:style-name="T4">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second 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third bit. </text:span><text:span text:style-name="T4">Now W is X </text:span><text:span text:style-name="T4">$&gt;&gt; 5</text:span></text:p>
          </draw:text-box>
        </draw:frame>
        <draw:frame draw:style-name="gr14"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5" draw:text-style-name="P5" draw:layer="layout" svg:width="12.192cm" svg:height="4.192cm" svg:x="15.494cm" svg:y="11.43cm">
          <draw:text-box>
            <text:p><text:span text:style-name="T4"><text:tab/></text:span><text:span text:style-name="T4">W = #1 </text:span><text:span text:style-name="T4">; bit mask, </text:span><text:span text:style-name="T4">start at </text:span><text:span text:style-name="T4">least </text:span><text:span text:style-name="T4">significant</text:span></text:p>
            <text:p><text:span text:style-name="T4">SendBit:</text:span></text:p>
            <text:p><text:span text:style-name="T4"><text:tab/></text:span><text:span text:style-name="T4">C {X &amp; </text:span><text:span text:style-name="T4">W} ? ===&gt; </text:span><text:span text:style-name="T4">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 </text:span><text:span text:style-name="T4">===&gt; </text:span><text:span text:style-name="T4">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6"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6"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6"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6"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7"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7"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8"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3.81cm" svg:y="4.089cm">
          <draw:image xlink:href="Pictures/1000A72C000051C800002798867DD39CAB3F1428.svg" xlink:type="simple" xlink:show="embed" xlink:actuate="onLoad">
            <text:p/>
          </draw:image>
          <draw:image xlink:href="Pictures/10000201000003DD000001DFDFE13EB9FA96D087.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3T11:15:45.759547466</dc:date>
    <meta:editing-duration>PT23H42M4S</meta:editing-duration>
    <meta:editing-cycles>114</meta:editing-cycles>
    <meta:generator>LibreOffice/6.0.7.3$Linux_X86_64 LibreOffice_project/00m0$Build-3</meta:generator>
    <meta:document-statistic meta:object-count="135"/>
  </office:meta>
</office:document-meta>
</file>